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 style:data-style-name="N0"/>
    <style:style style:name="ce9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4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4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40"/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40"/>
            <table:dependency table:id="ct639"/>
            <table:dependency table:id="ct638"/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42"/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640"/>
            <table:dependency table:id="ct639"/>
            <table:dependency table:id="ct530"/>
          </table:dependencies>
          <table:deletions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44"/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4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44"/>
            <table:dependency table:id="ct642"/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40"/>
            <table:dependency table:id="ct638"/>
            <table:dependency table:id="ct617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  <table:cell-content-change table:id="ct634">
          <table:cell-address table:column="0" table:row="4" table:table="4"/>
          <office:change-info>
            <dc:creator> </dc:creator>
            <dc:date>2024-09-05T04:27:56.104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4" table:table="4"/>
          <office:change-info>
            <dc:creator> </dc:creator>
            <dc:date>2024-09-05T04:28:10.306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4" table:table="4"/>
          <office:change-info>
            <dc:creator> </dc:creator>
            <dc:date>2024-09-05T04:28:15.245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3" table:row="86" table:table="0"/>
          <office:change-info>
            <dc:creator> </dc:creator>
            <dc:date>2024-09-07T14:46:30.804000000</dc:date>
          </office:change-info>
          <table:previous table:id="ct353">
            <table:change-track-table-cell office:value-type="string">
              <text:p>Channel Number</text:p>
            </table:change-track-table-cell>
          </table:previous>
        </table:cell-content-change>
        <table:cell-content-change table:id="ct638">
          <table:cell-address table:column="3" table:row="87" table:table="0"/>
          <office:change-info>
            <dc:creator> </dc:creator>
            <dc:date>2024-09-07T14:46:30.804000000</dc:date>
          </office:change-info>
          <table:previous table:id="ct351">
            <table:change-track-table-cell office:value-type="string">
              <text:p>Channel Number</text:p>
            </table:change-track-table-cell>
          </table:previous>
        </table:cell-content-change>
        <table:cell-content-change table:id="ct639">
          <table:cell-address table:column="3" table:row="88" table:table="0"/>
          <office:change-info>
            <dc:creator> </dc:creator>
            <dc:date>2024-09-07T14:46:30.804000000</dc:date>
          </office:change-info>
          <table:previous table:id="ct352">
            <table:change-track-table-cell office:value-type="string">
              <text:p>Channel Number</text:p>
            </table:change-track-table-cell>
          </table:previous>
        </table:cell-content-change>
        <table:movement table:id="ct640">
          <table:source-range-address table:start-column="4" table:start-row="87" table:start-table="0" table:end-column="6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9-07T14:46:54.467000000</dc:date>
          </office:change-info>
          <table:deletions>
            <table:cell-content-deletion>
              <table:cell-address table:column="5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639">
              <table:change-track-table-cell/>
            </table:cell-content-deletion>
            <table:cell-content-deletion table:id="ct638">
              <table:change-track-table-cell/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41">
          <table:cell-address table:column="3" table:row="96" table:table="0"/>
          <office:change-info>
            <dc:creator> </dc:creator>
            <dc:date>2024-09-07T18:44:41.300000000</dc:date>
          </office:change-info>
          <table:previous table:id="ct360">
            <table:change-track-table-cell office:value-type="string">
              <text:p>Channel Number</text:p>
            </table:change-track-table-cell>
          </table:previous>
        </table:cell-content-change>
        <table:cell-content-change table:id="ct642">
          <table:cell-address table:column="3" table:row="97" table:table="0"/>
          <office:change-info>
            <dc:creator> </dc:creator>
            <dc:date>2024-09-07T18:44:41.830000000</dc:date>
          </office:change-info>
          <table:previous table:id="ct525">
            <table:change-track-table-cell office:value-type="string">
              <text:p>Channel Number</text:p>
            </table:change-track-table-cell>
          </table:previous>
        </table:cell-content-change>
        <table:cell-content-change table:id="ct643">
          <table:cell-address table:column="3" table:row="98" table:table="0"/>
          <office:change-info>
            <dc:creator> </dc:creator>
            <dc:date>2024-09-07T18:44:42.363000000</dc:date>
          </office:change-info>
          <table:previous table:id="ct479">
            <table:change-track-table-cell office:value-type="string">
              <text:p>Channel Number</text:p>
            </table:change-track-table-cell>
          </table:previous>
        </table:cell-content-change>
        <table:movement table:id="ct644">
          <table:source-range-address table:start-column="4" table:start-row="96" table:start-table="0" table:end-column="5" table:end-row="98" table:end-table="0"/>
          <table:target-range-address table:start-column="3" table:start-row="96" table:start-table="0" table:end-column="4" table:end-row="98" table:end-table="0"/>
          <office:change-info>
            <dc:creator> </dc:creator>
            <dc:date>2024-09-07T18:44:44.807000000</dc:date>
          </office:change-info>
          <table:dependencies>
            <table:dependency table:id="ct4294967065"/>
          </table:dependencies>
          <table:deletions>
            <table:cell-content-deletion table:id="ct612"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07">
              <table:change-track-table-cell office:value-type="string">
                <text:p>Upper Value byte</text:p>
              </table:change-track-table-cell>
            </table:cell-content-deletion>
            <table:cell-content-deletion table:id="ct642">
              <table:change-track-table-cell/>
            </table:cell-content-deletion>
            <table:cell-content-deletion table:id="ct643">
              <table:change-track-table-cell/>
            </table:cell-content-deletion>
            <table:cell-content-deletion table:id="ct641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97" table:table="0"/>
              <table:change-track-table-cell office:value-type="string">
                <text:p>Upper Value byte</text:p>
              </table:change-track-table-cell>
            </table:cell-content-deletion>
          </table:deletions>
        </table:movement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Discovery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Streaming Mo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6" office:value-type="string" calcext:value-type="string">
            <text:p>0xFF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Pacing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s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I/O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pons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 Abbreviatio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eboot Devic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Device temperatur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Max Sensor Channel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AX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I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4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 Tim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Typ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9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9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nsor Read Error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11:44:15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9-07T11:44:46.797000000</dc:date>
    <meta:editing-duration>P4DT11M2S</meta:editing-duration>
    <meta:editing-cycles>131</meta:editing-cycles>
    <meta:generator>LibreOffice/5.4.1.2$Windows_X86_64 LibreOffice_project/ea7cb86e6eeb2bf3a5af73a8f7777ac570321527</meta:generator>
    <meta:document-statistic meta:table-count="6" meta:cell-count="498" meta:object-count="0"/>
  </office:meta>
</office:document-meta>
</file>